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marry_rat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板橋區</text:p>
          </table:table-cell>
          <table:table-cell office:value-type="float" office:value="7.306435981191" calcext:value-type="float">
            <text:p>7.30643598119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三重區</text:p>
          </table:table-cell>
          <table:table-cell office:value-type="float" office:value="7.25987718985566" calcext:value-type="float">
            <text:p>7.2598771898556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中和區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永和區</text:p>
          </table:table-cell>
          <table:table-cell office:value-type="float" office:value="6.53719852989148" calcext:value-type="float">
            <text:p>6.537198529891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新莊區</text:p>
          </table:table-cell>
          <table:table-cell office:value-type="float" office:value="7.27742870715451" calcext:value-type="float">
            <text:p>7.277428707154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新店區</text:p>
          </table:table-cell>
          <table:table-cell office:value-type="float" office:value="6.83813399390602" calcext:value-type="float">
            <text:p>6.838133993906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樹林區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鶯歌區</text:p>
          </table:table-cell>
          <table:table-cell office:value-type="float" office:value="7.39095794273703" calcext:value-type="float">
            <text:p>7.390957942737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三峽區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淡水區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汐止區</text:p>
          </table:table-cell>
          <table:table-cell office:value-type="float" office:value="7.35119263019676" calcext:value-type="float">
            <text:p>7.3511926301967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瑞芳區</text:p>
          </table:table-cell>
          <table:table-cell office:value-type="float" office:value="6.28105935721419" calcext:value-type="float">
            <text:p>6.2810593572141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土城區</text:p>
          </table:table-cell>
          <table:table-cell office:value-type="float" office:value="7.19" calcext:value-type="float">
            <text:p>7.1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蘆洲區</text:p>
          </table:table-cell>
          <table:table-cell office:value-type="float" office:value="7.23460578166832" calcext:value-type="float">
            <text:p>7.2346057816683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五股區</text:p>
          </table:table-cell>
          <table:table-cell office:value-type="float" office:value="6.72520540716333" calcext:value-type="float">
            <text:p>6.725205407163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泰山區</text:p>
          </table:table-cell>
          <table:table-cell office:value-type="float" office:value="7.30283627761064" calcext:value-type="float">
            <text:p>7.3028362776106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林口區</text:p>
          </table:table-cell>
          <table:table-cell office:value-type="float" office:value="7.58720393056295" calcext:value-type="float">
            <text:p>7.5872039305629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深坑區</text:p>
          </table:table-cell>
          <table:table-cell office:value-type="float" office:value="6.27" calcext:value-type="float">
            <text:p>6.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石碇區</text:p>
          </table:table-cell>
          <table:table-cell office:value-type="float" office:value="3.30368487928844" calcext:value-type="float">
            <text:p>3.3036848792884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坪林區</text:p>
          </table:table-cell>
          <table:table-cell office:value-type="float" office:value="3.55404465734374" calcext:value-type="float">
            <text:p>3.5540446573437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烏來區</text:p>
          </table:table-cell>
          <table:table-cell office:value-type="float" office:value="8.6587294979602" calcext:value-type="float">
            <text:p>8.65872949796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三芝區</text:p>
          </table:table-cell>
          <table:table-cell office:value-type="float" office:value="4.475321797" calcext:value-type="float">
            <text:p>4.47532179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石門區</text:p>
          </table:table-cell>
          <table:table-cell office:value-type="float" office:value="5.001562988" calcext:value-type="float">
            <text:p>5.00156298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八里區</text:p>
          </table:table-cell>
          <table:table-cell office:value-type="float" office:value="6.284586079" calcext:value-type="float">
            <text:p>6.28458607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平溪區</text:p>
          </table:table-cell>
          <table:table-cell office:value-type="float" office:value="1.78023934328949" calcext:value-type="float">
            <text:p>1.7802393432894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雙溪區</text:p>
          </table:table-cell>
          <table:table-cell office:value-type="float" office:value="4.02606346347407" calcext:value-type="float">
            <text:p>4.026063463474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貢寮區</text:p>
          </table:table-cell>
          <table:table-cell office:value-type="float" office:value="3.96736282655887" calcext:value-type="float">
            <text:p>3.9673628265588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金山區</text:p>
          </table:table-cell>
          <table:table-cell office:value-type="float" office:value="4.946745" calcext:value-type="float">
            <text:p>4.94674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萬里區</text:p>
          </table:table-cell>
          <table:table-cell office:value-type="float" office:value="5.816147579" calcext:value-type="float">
            <text:p>5.81614757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板橋區</text:p>
          </table:table-cell>
          <table:table-cell office:value-type="float" office:value="7.17088083218162" calcext:value-type="float">
            <text:p>7.170880832181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三重區</text:p>
          </table:table-cell>
          <table:table-cell office:value-type="float" office:value="7.16432775708539" calcext:value-type="float">
            <text:p>7.164327757085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中和區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永和區</text:p>
          </table:table-cell>
          <table:table-cell office:value-type="float" office:value="6.62241496814798" calcext:value-type="float">
            <text:p>6.6224149681479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新莊區</text:p>
          </table:table-cell>
          <table:table-cell office:value-type="float" office:value="7.37214095202387" calcext:value-type="float">
            <text:p>7.3721409520238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新店區</text:p>
          </table:table-cell>
          <table:table-cell office:value-type="float" office:value="6.90107841876452" calcext:value-type="float">
            <text:p>6.901078418764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樹林區</text:p>
          </table:table-cell>
          <table:table-cell office:value-type="float" office:value="7.19" calcext:value-type="float">
            <text:p>7.1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鶯歌區</text:p>
          </table:table-cell>
          <table:table-cell office:value-type="float" office:value="7.16890249392275" calcext:value-type="float">
            <text:p>7.1689024939227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三峽區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淡水區</text:p>
          </table:table-cell>
          <table:table-cell office:value-type="float" office:value="6.61" calcext:value-type="float">
            <text:p>6.6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汐止區</text:p>
          </table:table-cell>
          <table:table-cell office:value-type="float" office:value="7.54096676426774" calcext:value-type="float">
            <text:p>7.540966764267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瑞芳區</text:p>
          </table:table-cell>
          <table:table-cell office:value-type="float" office:value="5.62767948795363" calcext:value-type="float">
            <text:p>5.6276794879536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土城區</text:p>
          </table:table-cell>
          <table:table-cell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蘆洲區</text:p>
          </table:table-cell>
          <table:table-cell office:value-type="float" office:value="6.76393370342906" calcext:value-type="float">
            <text:p>6.763933703429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五股區</text:p>
          </table:table-cell>
          <table:table-cell office:value-type="float" office:value="6.43906365282715" calcext:value-type="float">
            <text:p>6.439063652827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泰山區</text:p>
          </table:table-cell>
          <table:table-cell office:value-type="float" office:value="6.90939101395313" calcext:value-type="float">
            <text:p>6.909391013953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林口區</text:p>
          </table:table-cell>
          <table:table-cell office:value-type="float" office:value="7.31148925962045" calcext:value-type="float">
            <text:p>7.311489259620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深坑區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石碇區</text:p>
          </table:table-cell>
          <table:table-cell office:value-type="float" office:value="5.09164969450102" calcext:value-type="float">
            <text:p>5.09164969450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坪林區</text:p>
          </table:table-cell>
          <table:table-cell office:value-type="float" office:value="4.49090205187766" calcext:value-type="float">
            <text:p>4.4909020518776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烏來區</text:p>
          </table:table-cell>
          <table:table-cell office:value-type="float" office:value="7.54036554380788" calcext:value-type="float">
            <text:p>7.5403655438078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三芝區</text:p>
          </table:table-cell>
          <table:table-cell office:value-type="float" office:value="5.28289025221541" calcext:value-type="float">
            <text:p>5.2828902522154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石門區</text:p>
          </table:table-cell>
          <table:table-cell office:value-type="float" office:value="5.327692247" calcext:value-type="float">
            <text:p>5.3276922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八里區</text:p>
          </table:table-cell>
          <table:table-cell office:value-type="float" office:value="7.136755669" calcext:value-type="float">
            <text:p>7.13675566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平溪區</text:p>
          </table:table-cell>
          <table:table-cell office:value-type="float" office:value="4.62032944957814" calcext:value-type="float">
            <text:p>4.6203294495781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雙溪區</text:p>
          </table:table-cell>
          <table:table-cell office:value-type="float" office:value="5.08959813381402" calcext:value-type="float">
            <text:p>5.089598133814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貢寮區</text:p>
          </table:table-cell>
          <table:table-cell office:value-type="float" office:value="4.08271273579556" calcext:value-type="float">
            <text:p>4.0827127357955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金山區</text:p>
          </table:table-cell>
          <table:table-cell office:value-type="float" office:value="4.554385" calcext:value-type="float">
            <text:p>4.5543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萬里區</text:p>
          </table:table-cell>
          <table:table-cell office:value-type="float" office:value="5.38678912" calcext:value-type="float">
            <text:p>5.386789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板橋區</text:p>
          </table:table-cell>
          <table:table-cell office:value-type="float" office:value="7.20263027518804" calcext:value-type="float">
            <text:p>7.202630275188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三重區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中和區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永和區</text:p>
          </table:table-cell>
          <table:table-cell office:value-type="float" office:value="6.39309351500853" calcext:value-type="float">
            <text:p>6.3930935150085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新莊區</text:p>
          </table:table-cell>
          <table:table-cell office:value-type="float" office:value="7.47193176831678" calcext:value-type="float">
            <text:p>7.471931768316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新店區</text:p>
          </table:table-cell>
          <table:table-cell office:value-type="float" office:value="4.32597493479229" calcext:value-type="float">
            <text:p>4.3259749347922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樹林區</text:p>
          </table:table-cell>
          <table:table-cell office:value-type="float" office:value="6.87266568227221" calcext:value-type="float">
            <text:p>6.872665682272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鶯歌區</text:p>
          </table:table-cell>
          <table:table-cell office:value-type="float" office:value="7.81744238590149" calcext:value-type="float">
            <text:p>7.817442385901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三峽區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淡水區</text:p>
          </table:table-cell>
          <table:table-cell office:value-type="float" office:value="6.75646222919664" calcext:value-type="float">
            <text:p>6.7564622291966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汐止區</text:p>
          </table:table-cell>
          <table:table-cell office:value-type="float" office:value="6.38600294502618" calcext:value-type="float">
            <text:p>6.386002945026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瑞芳區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土城區</text:p>
          </table:table-cell>
          <table:table-cell office:value-type="float" office:value="7.27656164678758" calcext:value-type="float">
            <text:p>7.2765616467875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蘆洲區</text:p>
          </table:table-cell>
          <table:table-cell office:value-type="float" office:value="7.13276394602909" calcext:value-type="float">
            <text:p>7.132763946029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五股區</text:p>
          </table:table-cell>
          <table:table-cell office:value-type="float" office:value="6.53840099771156" calcext:value-type="float">
            <text:p>6.5384009977115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泰山區</text:p>
          </table:table-cell>
          <table:table-cell office:value-type="float" office:value="6.59549138320696" calcext:value-type="float">
            <text:p>6.5954913832069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林口區</text:p>
          </table:table-cell>
          <table:table-cell office:value-type="float" office:value="7.86888557791863" calcext:value-type="float">
            <text:p>7.8688855779186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深坑區</text:p>
          </table:table-cell>
          <table:table-cell office:value-type="float" office:value="6.60597078128308" calcext:value-type="float">
            <text:p>6.605970781283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石碇區</text:p>
          </table:table-cell>
          <table:table-cell office:value-type="float" office:value="4.32597493479229" calcext:value-type="float">
            <text:p>4.3259749347922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坪林區</text:p>
          </table:table-cell>
          <table:table-cell office:value-type="float" office:value="4.01699497875628" calcext:value-type="float">
            <text:p>4.0169949787562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烏來區</text:p>
          </table:table-cell>
          <table:table-cell office:value-type="float" office:value="7.29" calcext:value-type="float">
            <text:p>7.2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三芝區</text:p>
          </table:table-cell>
          <table:table-cell office:value-type="float" office:value="4.7693061085443" calcext:value-type="float">
            <text:p>4.76930610854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石門區</text:p>
          </table:table-cell>
          <table:table-cell office:value-type="float" office:value="4.80807125403957" calcext:value-type="float">
            <text:p>4.8080712540395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八里區</text:p>
          </table:table-cell>
          <table:table-cell office:value-type="float" office:value="7.42670139584586" calcext:value-type="float">
            <text:p>7.426701395845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平溪區</text:p>
          </table:table-cell>
          <table:table-cell office:value-type="float" office:value="3.05250305250305" calcext:value-type="float">
            <text:p>3.052503052503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雙溪區</text:p>
          </table:table-cell>
          <table:table-cell office:value-type="float" office:value="4.17223856646162" calcext:value-type="float">
            <text:p>4.172238566461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貢寮區</text:p>
          </table:table-cell>
          <table:table-cell office:value-type="float" office:value="4.15784408084697" calcext:value-type="float">
            <text:p>4.1578440808469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金山區</text:p>
          </table:table-cell>
          <table:table-cell office:value-type="float" office:value="5.03089143865843" calcext:value-type="float">
            <text:p>5.030891438658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萬里區</text:p>
          </table:table-cell>
          <table:table-cell office:value-type="float" office:value="5.95611285266458" calcext:value-type="float">
            <text:p>5.956112852664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板橋區</text:p>
          </table:table-cell>
          <table:table-cell office:value-type="float" office:value="6.79246033288117" calcext:value-type="float">
            <text:p>6.792460332881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三重區</text:p>
          </table:table-cell>
          <table:table-cell office:value-type="float" office:value="6.89550440910752" calcext:value-type="float">
            <text:p>6.895504409107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中和區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永和區</text:p>
          </table:table-cell>
          <table:table-cell office:value-type="float" office:value="6.15031330105383" calcext:value-type="float">
            <text:p>6.150313301053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新莊區</text:p>
          </table:table-cell>
          <table:table-cell office:value-type="float" office:value="6.99058132775118" calcext:value-type="float">
            <text:p>6.990581327751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新店區</text:p>
          </table:table-cell>
          <table:table-cell office:value-type="float" office:value="5.00288628054647" calcext:value-type="float">
            <text:p>5.002886280546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樹林區</text:p>
          </table:table-cell>
          <table:table-cell office:value-type="float" office:value="6.49398208051561" calcext:value-type="float">
            <text:p>6.4939820805156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鶯歌區</text:p>
          </table:table-cell>
          <table:table-cell office:value-type="float" office:value="7.10061873558757" calcext:value-type="float">
            <text:p>7.1006187355875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三峽區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淡水區</text:p>
          </table:table-cell>
          <table:table-cell office:value-type="float" office:value="6.82955979" calcext:value-type="float">
            <text:p>6.829559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汐止區</text:p>
          </table:table-cell>
          <table:table-cell office:value-type="float" office:value="6.31321788728138" calcext:value-type="float">
            <text:p>6.313217887281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瑞芳區</text:p>
          </table:table-cell>
          <table:table-cell office:value-type="float" office:value="5.64" calcext:value-type="float">
            <text:p>5.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土城區</text:p>
          </table:table-cell>
          <table:table-cell office:value-type="float" office:value="7.25477417367452" calcext:value-type="float">
            <text:p>7.254774173674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蘆洲區</text:p>
          </table:table-cell>
          <table:table-cell office:value-type="float" office:value="6.6816867391722" calcext:value-type="float">
            <text:p>6.68168673917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五股區</text:p>
          </table:table-cell>
          <table:table-cell office:value-type="float" office:value="7.08740130614102" calcext:value-type="float">
            <text:p>7.087401306141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泰山區</text:p>
          </table:table-cell>
          <table:table-cell office:value-type="float" office:value="6.84340164038496" calcext:value-type="float">
            <text:p>6.8434016403849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林口區</text:p>
          </table:table-cell>
          <table:table-cell office:value-type="float" office:value="6.77902824103867" calcext:value-type="float">
            <text:p>6.7790282410386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深坑區</text:p>
          </table:table-cell>
          <table:table-cell office:value-type="float" office:value="5.71102227298687" calcext:value-type="float">
            <text:p>5.711022272986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石碇區</text:p>
          </table:table-cell>
          <table:table-cell office:value-type="float" office:value="5.00288628054647" calcext:value-type="float">
            <text:p>5.002886280546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坪林區</text:p>
          </table:table-cell>
          <table:table-cell office:value-type="float" office:value="4.75898065704636" calcext:value-type="float">
            <text:p>4.7589806570463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烏來區</text:p>
          </table:table-cell>
          <table:table-cell office:value-type="float" office:value="6.45" calcext:value-type="float">
            <text:p>6.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三芝區</text:p>
          </table:table-cell>
          <table:table-cell office:value-type="float" office:value="4.99402424449377" calcext:value-type="float">
            <text:p>4.9940242444937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石門區</text:p>
          </table:table-cell>
          <table:table-cell office:value-type="float" office:value="4.61471138162867" calcext:value-type="float">
            <text:p>4.6147113816286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八里區</text:p>
          </table:table-cell>
          <table:table-cell office:value-type="float" office:value="6.46054453161052" calcext:value-type="float">
            <text:p>6.460544531610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平溪區</text:p>
          </table:table-cell>
          <table:table-cell office:value-type="float" office:value="4.14421881475342" calcext:value-type="float">
            <text:p>4.1442188147534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雙溪區</text:p>
          </table:table-cell>
          <table:table-cell office:value-type="float" office:value="3.16611168731918" calcext:value-type="float">
            <text:p>3.166111687319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貢寮區</text:p>
          </table:table-cell>
          <table:table-cell office:value-type="float" office:value="3.36384260345772" calcext:value-type="float">
            <text:p>3.363842603457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金山區</text:p>
          </table:table-cell>
          <table:table-cell office:value-type="float" office:value="5.36204910041656" calcext:value-type="float">
            <text:p>5.362049100416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萬里區</text:p>
          </table:table-cell>
          <table:table-cell office:value-type="float" office:value="5.03744349742506" calcext:value-type="float">
            <text:p>5.037443497425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板橋區</text:p>
          </table:table-cell>
          <table:table-cell office:value-type="float" office:value="6.33286976847427" calcext:value-type="float">
            <text:p>6.3328697684742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三重區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中和區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永和區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新莊區</text:p>
          </table:table-cell>
          <table:table-cell office:value-type="float" office:value="6.56811287138248" calcext:value-type="float">
            <text:p>6.568112871382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新店區</text:p>
          </table:table-cell>
          <table:table-cell office:value-type="float" office:value="5.75542430506401" calcext:value-type="float">
            <text:p>5.755424305064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樹林區</text:p>
          </table:table-cell>
          <table:table-cell office:value-type="float" office:value="6.45233062632106" calcext:value-type="float">
            <text:p>6.452330626321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鶯歌區</text:p>
          </table:table-cell>
          <table:table-cell office:value-type="float" office:value="6.04059278350516" calcext:value-type="float">
            <text:p>6.040592783505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三峽區</text:p>
          </table:table-cell>
          <table:table-cell office:value-type="float" office:value="5.875009821" calcext:value-type="float">
            <text:p>5.8750098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淡水區</text:p>
          </table:table-cell>
          <table:table-cell office:value-type="float" office:value="6.238035317" calcext:value-type="float">
            <text:p>6.2380353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汐止區</text:p>
          </table:table-cell>
          <table:table-cell office:value-type="float" office:value="5.857909185" calcext:value-type="float">
            <text:p>5.85790918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瑞芳區</text:p>
          </table:table-cell>
          <table:table-cell office:value-type="float" office:value="5.632898101" calcext:value-type="float">
            <text:p>5.6328981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土城區</text:p>
          </table:table-cell>
          <table:table-cell office:value-type="float" office:value="6.672723877" calcext:value-type="float">
            <text:p>6.67272387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蘆洲區</text:p>
          </table:table-cell>
          <table:table-cell office:value-type="float" office:value="6.387884909" calcext:value-type="float">
            <text:p>6.38788490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五股區</text:p>
          </table:table-cell>
          <table:table-cell office:value-type="float" office:value="6.021780152" calcext:value-type="float">
            <text:p>6.0217801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泰山區</text:p>
          </table:table-cell>
          <table:table-cell office:value-type="float" office:value="5.61726517" calcext:value-type="float">
            <text:p>5.617265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林口區</text:p>
          </table:table-cell>
          <table:table-cell office:value-type="float" office:value="6.81253583" calcext:value-type="float">
            <text:p>6.812535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深坑區</text:p>
          </table:table-cell>
          <table:table-cell office:value-type="float" office:value="5.23836681241155" calcext:value-type="float">
            <text:p>5.238366812411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石碇區</text:p>
          </table:table-cell>
          <table:table-cell office:value-type="float" office:value="3.89130293793372" calcext:value-type="float">
            <text:p>3.8913029379337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坪林區</text:p>
          </table:table-cell>
          <table:table-cell office:value-type="float" office:value="2.908311649" calcext:value-type="float">
            <text:p>2.90831164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烏來區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三芝區</text:p>
          </table:table-cell>
          <table:table-cell office:value-type="float" office:value="4.380596534" calcext:value-type="float">
            <text:p>4.38059653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石門區</text:p>
          </table:table-cell>
          <table:table-cell office:value-type="float" office:value="4.519409249" calcext:value-type="float">
            <text:p>4.51940924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八里區</text:p>
          </table:table-cell>
          <table:table-cell office:value-type="float" office:value="5.713540308" calcext:value-type="float">
            <text:p>5.7135403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平溪區</text:p>
          </table:table-cell>
          <table:table-cell office:value-type="float" office:value="2.105928188" calcext:value-type="float">
            <text:p>2.10592818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雙溪區</text:p>
          </table:table-cell>
          <table:table-cell office:value-type="float" office:value="2.442680286" calcext:value-type="float">
            <text:p>2.44268028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貢寮區</text:p>
          </table:table-cell>
          <table:table-cell office:value-type="float" office:value="3.959141658" calcext:value-type="float">
            <text:p>3.95914165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金山區</text:p>
          </table:table-cell>
          <table:table-cell office:value-type="float" office:value="5.065352" calcext:value-type="float">
            <text:p>5.0653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萬里區</text:p>
          </table:table-cell>
          <table:table-cell office:value-type="float" office:value="4.644308489" calcext:value-type="float">
            <text:p>4.64430848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板橋區</text:p>
          </table:table-cell>
          <table:table-cell office:value-type="float" office:value="6.08196184852588" calcext:value-type="float">
            <text:p>6.081961848525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三重區</text:p>
          </table:table-cell>
          <table:table-cell office:value-type="float" office:value="6.23" calcext:value-type="float">
            <text:p>6.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中和區</text:p>
          </table:table-cell>
          <table:table-cell office:value-type="float" office:value="5.87" calcext:value-type="float">
            <text:p>5.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永和區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新莊區</text:p>
          </table:table-cell>
          <table:table-cell office:value-type="float" office:value="6.34800390277581" calcext:value-type="float">
            <text:p>6.3480039027758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新店區</text:p>
          </table:table-cell>
          <table:table-cell office:value-type="float" office:value="5.68572941487953" calcext:value-type="float">
            <text:p>5.6857294148795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樹林區</text:p>
          </table:table-cell>
          <table:table-cell office:value-type="float" office:value="6.05821866637689" calcext:value-type="float">
            <text:p>6.0582186663768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鶯歌區</text:p>
          </table:table-cell>
          <table:table-cell office:value-type="float" office:value="6.25599870485794" calcext:value-type="float">
            <text:p>6.2559987048579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三峽區</text:p>
          </table:table-cell>
          <table:table-cell office:value-type="float" office:value="6.17" calcext:value-type="float">
            <text:p>6.1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淡水區</text:p>
          </table:table-cell>
          <table:table-cell office:value-type="float" office:value="6.21977913080481" calcext:value-type="float">
            <text:p>6.2197791308048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汐止區</text:p>
          </table:table-cell>
          <table:table-cell office:value-type="float" office:value="5.78208154935777" calcext:value-type="float">
            <text:p>5.7820815493577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瑞芳區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土城區</text:p>
          </table:table-cell>
          <table:table-cell office:value-type="float" office:value="6.42148523690017" calcext:value-type="float">
            <text:p>6.4214852369001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蘆洲區</text:p>
          </table:table-cell>
          <table:table-cell office:value-type="float" office:value="6.37292277736246" calcext:value-type="float">
            <text:p>6.372922777362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五股區</text:p>
          </table:table-cell>
          <table:table-cell office:value-type="float" office:value="6.09642156404746" calcext:value-type="float">
            <text:p>6.096421564047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泰山區</text:p>
          </table:table-cell>
          <table:table-cell office:value-type="float" office:value="5.78610446710105" calcext:value-type="float">
            <text:p>5.786104467101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林口區</text:p>
          </table:table-cell>
          <table:table-cell office:value-type="float" office:value="6.65180264776901" calcext:value-type="float">
            <text:p>6.651802647769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深坑區</text:p>
          </table:table-cell>
          <table:table-cell office:value-type="float" office:value="6.08956738698355" calcext:value-type="float">
            <text:p>6.0895673869835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石碇區</text:p>
          </table:table-cell>
          <table:table-cell office:value-type="float" office:value="4.54132606721163" calcext:value-type="float">
            <text:p>4.5413260672116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坪林區</text:p>
          </table:table-cell>
          <table:table-cell office:value-type="float" office:value="3.34855403348554" calcext:value-type="float">
            <text:p>3.3485540334855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烏來區</text:p>
          </table:table-cell>
          <table:table-cell office:value-type="float" office:value="6.74" calcext:value-type="float">
            <text:p>6.7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三芝區</text:p>
          </table:table-cell>
          <table:table-cell office:value-type="float" office:value="4.46099874399065" calcext:value-type="float">
            <text:p>4.4609987439906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石門區</text:p>
          </table:table-cell>
          <table:table-cell office:value-type="float" office:value="5.16372279824597" calcext:value-type="float">
            <text:p>5.163722798245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八里區</text:p>
          </table:table-cell>
          <table:table-cell office:value-type="float" office:value="5.45226682515278" calcext:value-type="float">
            <text:p>5.4522668251527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平溪區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雙溪區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貢寮區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金山區</text:p>
          </table:table-cell>
          <table:table-cell office:value-type="float" office:value="4.29331567288588" calcext:value-type="float">
            <text:p>4.293315672885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萬里區</text:p>
          </table:table-cell>
          <table:table-cell office:value-type="float" office:value="4.91389414840862" calcext:value-type="float">
            <text:p>4.913894148408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板橋區</text:p>
          </table:table-cell>
          <table:table-cell office:value-type="float" office:value="5.89759805116589" calcext:value-type="float">
            <text:p>5.8975980511658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三重區</text:p>
          </table:table-cell>
          <table:table-cell office:value-type="float" office:value="5.91585703518174" calcext:value-type="float">
            <text:p>5.9158570351817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中和區</text:p>
          </table:table-cell>
          <table:table-cell office:value-type="float" office:value="5.57200913324975" calcext:value-type="float">
            <text:p>5.5720091332497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永和區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新莊區</text:p>
          </table:table-cell>
          <table:table-cell office:value-type="float" office:value="6.24890393652316" calcext:value-type="float">
            <text:p>6.248903936523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新店區</text:p>
          </table:table-cell>
          <table:table-cell office:value-type="float" office:value="5.79187552420766" calcext:value-type="float">
            <text:p>5.7918755242076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樹林區</text:p>
          </table:table-cell>
          <table:table-cell office:value-type="float" office:value="6.02927105080028" calcext:value-type="float">
            <text:p>6.029271050800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鶯歌區</text:p>
          </table:table-cell>
          <table:table-cell office:value-type="float" office:value="5.50712925012989" calcext:value-type="float">
            <text:p>5.5071292501298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三峽區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淡水區</text:p>
          </table:table-cell>
          <table:table-cell office:value-type="float" office:value="5.84473122188395" calcext:value-type="float">
            <text:p>5.8447312218839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汐止區</text:p>
          </table:table-cell>
          <table:table-cell office:value-type="float" office:value="5.62921448445901" calcext:value-type="float">
            <text:p>5.629214484459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瑞芳區</text:p>
          </table:table-cell>
          <table:table-cell office:value-type="float" office:value="5.53" calcext:value-type="float">
            <text:p>5.5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土城區</text:p>
          </table:table-cell>
          <table:table-cell office:value-type="float" office:value="6.38857809889232" calcext:value-type="float">
            <text:p>6.3885780988923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蘆洲區</text:p>
          </table:table-cell>
          <table:table-cell office:value-type="float" office:value="6.21504656324789" calcext:value-type="float">
            <text:p>6.2150465632478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五股區</text:p>
          </table:table-cell>
          <table:table-cell office:value-type="float" office:value="6.34432595838902" calcext:value-type="float">
            <text:p>6.344325958389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泰山區</text:p>
          </table:table-cell>
          <table:table-cell office:value-type="float" office:value="5.62686159571698" calcext:value-type="float">
            <text:p>5.6268615957169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林口區</text:p>
          </table:table-cell>
          <table:table-cell office:value-type="float" office:value="6.76229599003824" calcext:value-type="float">
            <text:p>6.762295990038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深坑區</text:p>
          </table:table-cell>
          <table:table-cell office:value-type="float" office:value="5.82782575645601" calcext:value-type="float">
            <text:p>5.827825756456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石碇區</text:p>
          </table:table-cell>
          <table:table-cell office:value-type="float" office:value="4.6875" calcext:value-type="float">
            <text:p>4.687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坪林區</text:p>
          </table:table-cell>
          <table:table-cell office:value-type="float" office:value="2.70656341628449" calcext:value-type="float">
            <text:p>2.7065634162844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烏來區</text:p>
          </table:table-cell>
          <table:table-cell office:value-type="float" office:value="8.24" calcext:value-type="float">
            <text:p>8.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三芝區</text:p>
          </table:table-cell>
          <table:table-cell office:value-type="float" office:value="4.98404232064006" calcext:value-type="float">
            <text:p>4.984042320640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石門區</text:p>
          </table:table-cell>
          <table:table-cell office:value-type="float" office:value="3.59096413211408" calcext:value-type="float">
            <text:p>3.590964132114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八里區</text:p>
          </table:table-cell>
          <table:table-cell office:value-type="float" office:value="5.55860117036603" calcext:value-type="float">
            <text:p>5.5586011703660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平溪區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雙溪區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貢寮區</text:p>
          </table:table-cell>
          <table:table-cell office:value-type="float" office:value="3.69852880742993" calcext:value-type="float">
            <text:p>3.6985288074299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金山區</text:p>
          </table:table-cell>
          <table:table-cell office:value-type="float" office:value="4.44753300903405" calcext:value-type="float">
            <text:p>4.447533009034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萬里區</text:p>
          </table:table-cell>
          <table:table-cell office:value-type="float" office:value="4.46062812926718" calcext:value-type="float">
            <text:p>4.460628129267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板橋區</text:p>
          </table:table-cell>
          <table:table-cell office:value-type="float" office:value="5.4415979734491" calcext:value-type="float">
            <text:p>5.441597973449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三重區</text:p>
          </table:table-cell>
          <table:table-cell office:value-type="float" office:value="5.30023429886583" calcext:value-type="float">
            <text:p>5.3002342988658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中和區</text:p>
          </table:table-cell>
          <table:table-cell office:value-type="float" office:value="5.06379483745267" calcext:value-type="float">
            <text:p>5.0637948374526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永和區</text:p>
          </table:table-cell>
          <table:table-cell office:value-type="float" office:value="4.47768996656507" calcext:value-type="float">
            <text:p>4.477689966565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新莊區</text:p>
          </table:table-cell>
          <table:table-cell office:value-type="float" office:value="5.51281777575356" calcext:value-type="float">
            <text:p>5.512817775753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新店區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樹林區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鶯歌區</text:p>
          </table:table-cell>
          <table:table-cell office:value-type="float" office:value="5.98133411251096" calcext:value-type="float">
            <text:p>5.9813341125109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三峽區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淡水區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汐止區</text:p>
          </table:table-cell>
          <table:table-cell office:value-type="float" office:value="5.40955247803438" calcext:value-type="float">
            <text:p>5.4095524780343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瑞芳區</text:p>
          </table:table-cell>
          <table:table-cell office:value-type="float" office:value="4.60483635022197" calcext:value-type="float">
            <text:p>4.6048363502219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土城區</text:p>
          </table:table-cell>
          <table:table-cell office:value-type="float" office:value="5.73141753838978" calcext:value-type="float">
            <text:p>5.7314175383897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蘆洲區</text:p>
          </table:table-cell>
          <table:table-cell office:value-type="float" office:value="5.95045246686567" calcext:value-type="float">
            <text:p>5.9504524668656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五股區</text:p>
          </table:table-cell>
          <table:table-cell office:value-type="float" office:value="5.7587197836254" calcext:value-type="float">
            <text:p>5.75871978362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泰山區</text:p>
          </table:table-cell>
          <table:table-cell office:value-type="float" office:value="5.52292842462921" calcext:value-type="float">
            <text:p>5.5229284246292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林口區</text:p>
          </table:table-cell>
          <table:table-cell office:value-type="float" office:value="5.93815199303978" calcext:value-type="float">
            <text:p>5.9381519930397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深坑區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石碇區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坪林區</text:p>
          </table:table-cell>
          <table:table-cell office:value-type="float" office:value="2.9868578255675" calcext:value-type="float">
            <text:p>2.98685782556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烏來區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三芝區</text:p>
          </table:table-cell>
          <table:table-cell office:value-type="float" office:value="3.79623907477708" calcext:value-type="float">
            <text:p>3.796239074777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石門區</text:p>
          </table:table-cell>
          <table:table-cell office:value-type="float" office:value="3.17405850561894" calcext:value-type="float">
            <text:p>3.1740585056189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八里區</text:p>
          </table:table-cell>
          <table:table-cell office:value-type="float" office:value="5.272984156" calcext:value-type="float">
            <text:p>5.2729841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平溪區</text:p>
          </table:table-cell>
          <table:table-cell office:value-type="float" office:value="1.56075808249721" calcext:value-type="float">
            <text:p>1.5607580824972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雙溪區</text:p>
          </table:table-cell>
          <table:table-cell office:value-type="float" office:value="2.56814334909239" calcext:value-type="float">
            <text:p>2.5681433490923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貢寮區</text:p>
          </table:table-cell>
          <table:table-cell office:value-type="float" office:value="3.52718874658828" calcext:value-type="float">
            <text:p>3.5271887465882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金山區</text:p>
          </table:table-cell>
          <table:table-cell office:value-type="float" office:value="4.04486983514804" calcext:value-type="float">
            <text:p>4.0448698351480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萬里區</text:p>
          </table:table-cell>
          <table:table-cell office:value-type="float" office:value="4.08425496764719" calcext:value-type="float">
            <text:p>4.084254967647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板橋區</text:p>
          </table:table-cell>
          <table:table-cell office:value-type="float" office:value="4.6205399580295" calcext:value-type="float">
            <text:p>4.62053995802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三重區</text:p>
          </table:table-cell>
          <table:table-cell office:value-type="float" office:value="4.79233018581361" calcext:value-type="float">
            <text:p>4.792330185813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中和區</text:p>
          </table:table-cell>
          <table:table-cell office:value-type="float" office:value="4.42647861269413" calcext:value-type="float">
            <text:p>4.426478612694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永和區</text:p>
          </table:table-cell>
          <table:table-cell office:value-type="float" office:value="4.17653817019738" calcext:value-type="float">
            <text:p>4.176538170197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新莊區</text:p>
          </table:table-cell>
          <table:table-cell office:value-type="float" office:value="5.0021681591026" calcext:value-type="float">
            <text:p>5.00216815910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新店區</text:p>
          </table:table-cell>
          <table:table-cell office:value-type="float" office:value="5.05281585072311" calcext:value-type="float">
            <text:p>5.052815850723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樹林區</text:p>
          </table:table-cell>
          <table:table-cell office:value-type="float" office:value="4.74036121990404" calcext:value-type="float">
            <text:p>4.740361219904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鶯歌區</text:p>
          </table:table-cell>
          <table:table-cell office:value-type="float" office:value="5.54022923125053" calcext:value-type="float">
            <text:p>5.5402292312505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三峽區</text:p>
          </table:table-cell>
          <table:table-cell office:value-type="float" office:value="4.79960160730845" calcext:value-type="float">
            <text:p>4.799601607308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淡水區</text:p>
          </table:table-cell>
          <table:table-cell office:value-type="float" office:value="5.24866001764027" calcext:value-type="float">
            <text:p>5.248660017640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汐止區</text:p>
          </table:table-cell>
          <table:table-cell office:value-type="float" office:value="4.96798490664996" calcext:value-type="float">
            <text:p>4.967984906649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瑞芳區</text:p>
          </table:table-cell>
          <table:table-cell office:value-type="float" office:value="4.20504088950804" calcext:value-type="float">
            <text:p>4.205040889508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土城區</text:p>
          </table:table-cell>
          <table:table-cell office:value-type="float" office:value="4.96047385136655" calcext:value-type="float">
            <text:p>4.960473851366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蘆洲區</text:p>
          </table:table-cell>
          <table:table-cell office:value-type="float" office:value="5.00068078575054" calcext:value-type="float">
            <text:p>5.000680785750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五股區</text:p>
          </table:table-cell>
          <table:table-cell office:value-type="float" office:value="5.70205907688888" calcext:value-type="float">
            <text:p>5.702059076888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泰山區</text:p>
          </table:table-cell>
          <table:table-cell office:value-type="float" office:value="4.73492746835362" calcext:value-type="float">
            <text:p>4.7349274683536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林口區</text:p>
          </table:table-cell>
          <table:table-cell office:value-type="float" office:value="5.51623138882109" calcext:value-type="float">
            <text:p>5.51623138882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深坑區</text:p>
          </table:table-cell>
          <table:table-cell office:value-type="float" office:value="5.32" calcext:value-type="float">
            <text:p>5.3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石碇區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坪林區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烏來區</text:p>
          </table:table-cell>
          <table:table-cell office:value-type="float" office:value="6.24658389943" calcext:value-type="float">
            <text:p>6.246583899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三芝區</text:p>
          </table:table-cell>
          <table:table-cell office:value-type="float" office:value="3.56371249749426" calcext:value-type="float">
            <text:p>3.563712497494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石門區</text:p>
          </table:table-cell>
          <table:table-cell office:value-type="float" office:value="4.76337493935518" calcext:value-type="float">
            <text:p>4.763374939355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八里區</text:p>
          </table:table-cell>
          <table:table-cell office:value-type="float" office:value="5.53059973222888" calcext:value-type="float">
            <text:p>5.530599732228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平溪區</text:p>
          </table:table-cell>
          <table:table-cell office:value-type="float" office:value="2.05549845837616" calcext:value-type="float">
            <text:p>2.055498458376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雙溪區</text:p>
          </table:table-cell>
          <table:table-cell office:value-type="float" office:value="4.0711249476142" calcext:value-type="float">
            <text:p>4.071124947614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貢寮區</text:p>
          </table:table-cell>
          <table:table-cell office:value-type="float" office:value="3.08800823468863" calcext:value-type="float">
            <text:p>3.088008234688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金山區</text:p>
          </table:table-cell>
          <table:table-cell office:value-type="float" office:value="2.85911700936361" calcext:value-type="float">
            <text:p>2.859117009363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萬里區</text:p>
          </table:table-cell>
          <table:table-cell office:value-type="float" office:value="4.58630593903456" calcext:value-type="float">
            <text:p>4.58630593903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19T10:49:35.310000000</meta:creation-date>
    <dc:date>2022-05-19T11:30:30.231000000</dc:date>
    <meta:editing-duration>PT26M56S</meta:editing-duration>
    <meta:editing-cycles>1</meta:editing-cycles>
    <meta:document-statistic meta:table-count="1" meta:cell-count="786" meta:object-count="0"/>
    <meta:generator>LibreOffice/6.4.1.2$Windows_X86_64 LibreOffice_project/4d224e95b98b138af42a64d84056446d09082932</meta:generator>
  </office:meta>
</office:document-meta>
</file>